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14cm"/>
    </style:style>
    <style:style style:name="gr22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gr23" style:family="graphic" style:parent-style-name="objectwithoutfill">
      <style:graphic-properties svg:stroke-color="#000000" draw:fill="solid" draw:fill-color="#b2b2b2" draw:textarea-horizontal-align="center" draw:textarea-vertical-align="middle"/>
    </style:style>
    <style:style style:name="gr24" style:family="graphic" style:parent-style-name="objectwithoutfill">
      <style:graphic-properties svg:stroke-color="#000000" draw:fill="none" draw:fill-color="#000000" draw:textarea-vertical-align="middle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P8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text-properties fo:color="#000000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  <draw:custom-shape draw:style-name="gr17" draw:text-style-name="P1" draw:layer="layout" svg:width="1.2cm" svg:height="6cm" svg:x="12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2cm" svg:height="4cm" draw:transform="rotate (1.5707963267949) translate (8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53cm" svg:height="0.962cm" svg:x="13.5cm" svg:y="22.5cm">
          <draw:text-box>
            <text:p>b</text:p>
          </draw:text-box>
        </draw:frame>
        <draw:frame draw:style-name="gr9" draw:layer="layout" svg:width="0.853cm" svg:height="0.962cm" svg:x="9.6cm" svg:y="27.5cm">
          <draw:text-box>
            <text:p>a</text:p>
          </draw:text-box>
        </draw:frame>
      </draw:page>
      <draw:page draw:name="page2" draw:style-name="dp1" draw:master-page-name="Oletus">
        <draw:custom-shape draw:style-name="gr18" draw:text-style-name="P8" draw:layer="layout" svg:width="2cm" svg:height="3.464cm" svg:x="7cm" svg:y="4.5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8" draw:layer="layout" svg:width="8cm" svg:height="8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cm" svg:y1="13cm" svg:x2="7cm" svg:y2="2cm">
          <text:p/>
        </draw:line>
        <draw:line draw:style-name="gr10" draw:text-style-name="P8" draw:layer="layout" svg:x1="2cm" svg:y1="8cm" svg:x2="13cm" svg:y2="8cm">
          <text:p/>
        </draw:line>
        <draw:frame draw:style-name="gr20" draw:text-style-name="P9" draw:layer="layout" svg:width="1.28cm" svg:height="1cm" svg:x="13.02cm" svg:y="7.5cm">
          <draw:text-box>
            <text:p><text:span text:style-name="T7">x</text:span></text:p>
          </draw:text-box>
        </draw:frame>
        <draw:frame draw:style-name="gr21" draw:text-style-name="P9" draw:layer="layout" svg:width="1.34cm" svg:height="0.924cm" svg:x="6.6cm" svg:y="1cm">
          <draw:text-box>
            <text:p><text:span text:style-name="T7">y</text:span></text:p>
          </draw:text-box>
        </draw:frame>
        <draw:custom-shape draw:style-name="gr8" draw:text-style-name="P8" draw:layer="layout" svg:width="0.2cm" svg:height="0.2cm" draw:transform="rotate (-0.523598775598299) translate (8.963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3.5cm" svg:x="9.1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48cm" svg:height="0.848cm" svg:x="9.3cm" svg:y="5.9cm">
          <draw:text-box>
            <text:p><text:span text:style-name="T7">sin t</text:span></text:p>
          </draw:text-box>
        </draw:frame>
        <draw:path draw:style-name="gr23" draw:text-style-name="P8" draw:layer="layout" svg:width="0.43cm" svg:height="0.748cm" svg:x="7.432cm" svg:y="7.251cm" svg:viewBox="0 0 431 749" svg:d="M0 0c260 145 431 422 431 749">
          <text:p/>
        </draw:path>
        <draw:frame draw:style-name="gr9" draw:text-style-name="P9" draw:layer="layout" svg:width="0.65cm" svg:height="0.848cm" svg:x="7.7cm" svg:y="7cm">
          <draw:text-box>
            <text:p><text:span text:style-name="T7">t</text:span></text:p>
          </draw:text-box>
        </draw:frame>
        <draw:custom-shape draw:style-name="gr22" draw:text-style-name="P8" draw:layer="layout" svg:width="0.5cm" svg:height="2cm" draw:transform="rotate (-1.5707963267949) translate (9cm 8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628cm" svg:height="0.848cm" svg:x="7.1cm" svg:y="8.4cm">
          <draw:text-box>
            <text:p><text:span text:style-name="T7">cos t</text:span></text:p>
          </draw:text-box>
        </draw:frame>
        <draw:line draw:style-name="gr24" draw:text-style-name="P8" draw:layer="layout" svg:x1="7cm" svg:y1="8cm" svg:x2="9cm" svg:y2="4.536cm">
          <text:p/>
        </draw:line>
        <draw:custom-shape draw:style-name="gr22" draw:text-style-name="P8" draw:layer="layout" svg:width="0.5cm" svg:height="4cm" draw:transform="rotate (2.61799387799149) translate (7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0.798cm" svg:height="0.848cm" svg:x="7cm" svg:y="5.5cm">
          <draw:text-box>
            <text:p><text:span text:style-name="T7">1</text:span></text:p>
          </draw:text-box>
        </draw:frame>
        <draw:polygon draw:style-name="gr25" draw:text-style-name="P1" draw:layer="layout" svg:width="3.999cm" svg:height="2.999cm" svg:x="7cm" svg:y="15cm" svg:viewBox="0 0 4000 3000" draw:points="0,3000 4000,3000 4000,0">
          <text:p/>
        </draw:polygon>
        <draw:frame draw:style-name="gr26" draw:layer="layout" svg:width="0.82cm" svg:height="0.962cm" svg:x="8.3cm" svg:y="15.7cm">
          <draw:text-box>
            <text:p>c</text:p>
          </draw:text-box>
        </draw:frame>
        <draw:frame draw:style-name="gr26" draw:layer="layout" svg:width="0.853cm" svg:height="0.962cm" svg:x="8.6cm" svg:y="17.8cm">
          <draw:text-box>
            <text:p>b</text:p>
          </draw:text-box>
        </draw:frame>
        <draw:frame draw:style-name="gr26" draw:layer="layout" svg:width="0.853cm" svg:height="0.962cm" svg:x="10.9cm" svg:y="16.122cm">
          <draw:text-box>
            <text:p>a</text:p>
          </draw:text-box>
        </draw:frame>
        <draw:line draw:style-name="gr27" draw:text-style-name="P1" draw:layer="layout" svg:x1="10.5cm" svg:y1="18cm" svg:x2="10.5cm" svg:y2="17.5cm">
          <text:p/>
        </draw:line>
        <draw:line draw:style-name="gr27" draw:text-style-name="P1" draw:layer="layout" svg:x1="11cm" svg:y1="17.5cm" svg:x2="10.5cm" svg:y2="17.5cm">
          <text:p/>
        </draw:line>
        <draw:path draw:style-name="gr28" draw:text-style-name="P1" draw:layer="layout" svg:width="0.194cm" svg:height="0.603cm" svg:x="7.805cm" svg:y="17.396cm" svg:viewBox="0 0 195 604" svg:d="M0 0c123 166 195 374 195 604">
          <text:p/>
        </draw:path>
        <draw:frame draw:style-name="gr29" draw:text-style-name="P10" draw:layer="layout" svg:width="0.68cm" svg:height="0.962cm" svg:x="7.8cm" svg:y="17.1cm">
          <draw:text-box>
            <text:p><text:span text:style-name="T8">t</text:span></text:p>
          </draw:text-box>
        </draw:frame>
      </draw:page>
      <draw:page draw:name="page3" draw:style-name="dp1" draw:master-page-name="Oletus">
        <draw:polygon draw:style-name="gr30" draw:text-style-name="P1" draw:layer="layout" svg:width="0.499cm" svg:height="4.999cm" svg:x="5cm" svg:y="15cm" svg:viewBox="0 0 500 5000" draw:points="0,5000 500,0 500,5000">
          <text:p/>
        </draw:polygon>
        <draw:frame draw:style-name="gr9" draw:layer="layout" svg:width="0.853cm" svg:height="0.962cm" svg:x="4.8cm" svg:y="19.9cm">
          <draw:text-box>
            <text:p>a</text:p>
          </draw:text-box>
        </draw:frame>
        <draw:frame draw:style-name="gr9" draw:layer="layout" svg:width="0.853cm" svg:height="0.962cm" svg:x="5.4cm" svg:y="17.2cm">
          <draw:text-box>
            <text:p>b</text:p>
          </draw:text-box>
        </draw:frame>
        <draw:line draw:style-name="gr31" draw:text-style-name="P1" draw:layer="layout" svg:x1="6.7cm" svg:y1="18.8cm" svg:x2="5.2cm" svg:y2="19.8cm">
          <text:p/>
        </draw:line>
        <draw:frame draw:style-name="gr9" draw:layer="layout" svg:width="1.984cm" svg:height="0.962cm" svg:x="6.7cm" svg:y="18.3cm">
          <draw:text-box>
            <text:p>t≈90°</text:p>
          </draw:text-box>
        </draw:frame>
        <draw:path draw:style-name="gr32" draw:text-style-name="P1" draw:layer="layout" svg:width="0.18cm" svg:height="0.197cm" svg:x="5.02cm" svg:y="19.802cm" svg:viewBox="0 0 181 198" svg:d="M0 0c103 9 181 92 181 1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17T00:07:15.249501161</dc:date>
    <meta:editing-duration>PT53M29S</meta:editing-duration>
    <meta:editing-cycles>13</meta:editing-cycles>
    <meta:generator>LibreOffice/4.2.8.2$Linux_X86_64 LibreOffice_project/420m0$Build-2</meta:generator>
    <meta:document-statistic meta:object-count="99"/>
  </office:meta>
</office:document-meta>
</file>